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4*"/>
    </style:style>
    <style:style style:name="Tabla2.B" style:family="table-column">
      <style:table-column-properties style:column-width="4.935cm" style:rel-column-width="11676*"/>
    </style:style>
    <style:style style:name="Tabla2.C" style:family="table-column">
      <style:table-column-properties style:column-width="2.685cm" style:rel-column-width="6353*"/>
    </style:style>
    <style:style style:name="Tabla2.D" style:family="table-column">
      <style:table-column-properties style:column-width="6.195cm" style:rel-column-width="14655*"/>
    </style:style>
    <style:style style:name="Tabla2.E" style:family="table-column">
      <style:table-column-properties style:column-width="5.738cm" style:rel-column-width="13575*"/>
    </style:style>
    <style:style style:name="Tabla2.F" style:family="table-column">
      <style:table-column-properties style:column-width="5.581cm" style:rel-column-width="1320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ae8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ae8b2" style:font-weight-asian="bold" style:font-weight-complex="bold"/>
    </style:style>
    <style:style style:name="P3" style:family="paragraph" style:parent-style-name="Table_20_Contents">
      <style:text-properties style:font-name="Arial1" officeooo:paragraph-rsid="002bce7d"/>
    </style:style>
    <style:style style:name="P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8pt" officeooo:rsid="004c3cdd" officeooo:paragraph-rsid="004ae8b2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8pt" officeooo:rsid="002089dc" officeooo:paragraph-rsid="004ae8b2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ae8b2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8pt" officeooo:rsid="005b07d9" officeooo:paragraph-rsid="004ae8b2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e8b2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e8b2" style:font-weight-asian="bold" style:font-weight-complex="bold"/>
    </style:style>
    <style:style style:name="P13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14" style:family="paragraph" style:parent-style-name="Standard">
      <style:text-properties officeooo:paragraph-rsid="002bce7d"/>
    </style:style>
    <style:style style:name="P15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Tahoma" fo:font-size="10pt" fo:letter-spacing="-0.016cm" fo:language="es" fo:country="ES" fo:font-weight="normal" officeooo:rsid="02e4607a" officeooo:paragraph-rsid="0049fcc3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f7b7a7" officeooo:paragraph-rsid="0049fcc3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27fd9" officeooo:paragraph-rsid="0049fcc3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8pt" officeooo:paragraph-rsid="004ae8b2" style:font-size-asian="7pt" style:font-size-complex="8pt"/>
    </style:style>
    <style:style style:name="P19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2f3e" officeooo:paragraph-rsid="0049fcc3" fo:background-color="transparent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ed4425" officeooo:paragraph-rsid="0049fcc3" fo:background-color="transparent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3a6e" officeooo:paragraph-rsid="0049fcc3" fo:background-color="transparent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9f622" officeooo:paragraph-rsid="0049fcc3" fo:background-color="transparent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8pt" officeooo:rsid="0050a4d5" officeooo:paragraph-rsid="0050a4d5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ae8b2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4ae8b2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ae8b2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ae8b2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ae8b2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8pt" officeooo:rsid="002089dc" officeooo:paragraph-rsid="004ae8b2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2pt" officeooo:rsid="0050a4d5" officeooo:paragraph-rsid="0050a4d5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2pt" officeooo:rsid="0050a4d5" officeooo:paragraph-rsid="0050a4d5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pt" officeooo:rsid="00533fa1" officeooo:paragraph-rsid="00533fa1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pt" officeooo:rsid="0052795e" officeooo:paragraph-rsid="0052795e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pt" officeooo:rsid="005a72aa" officeooo:paragraph-rsid="005a72aa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pt" officeooo:rsid="005d8172" officeooo:paragraph-rsid="005d8172" style:font-size-asian="10pt" style:font-size-complex="10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2f82f3e"/>
    </style:style>
    <style:style style:name="T4" style:family="text">
      <style:text-properties officeooo:rsid="02f83a6e"/>
    </style:style>
    <style:style style:name="T5" style:family="text">
      <style:text-properties officeooo:rsid="004b0e82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81d41a" loext:char-shading-value="0"/>
    </style:style>
    <style:style style:name="T8" style:family="text">
      <style:text-properties officeooo:rsid="02f83a6e" fo:background-color="#81d41a" loext:char-shading-value="0"/>
    </style:style>
    <style:style style:name="T9" style:family="text">
      <style:text-properties fo:background-color="#ff0000" loext:char-shading-value="0"/>
    </style:style>
    <style:style style:name="T10" style:family="text">
      <style:text-properties officeooo:rsid="02f82f3e" fo:background-color="#ff0000" loext:char-shading-value="0"/>
    </style:style>
    <style:style style:name="T11" style:family="text">
      <style:text-properties fo:background-color="#00f8ff" loext:char-shading-value="0"/>
    </style:style>
    <style:style style:name="T12" style:family="text">
      <style:text-properties officeooo:rsid="02f82f3e" fo:background-color="#00f8ff" loext:char-shading-value="0"/>
    </style:style>
    <style:style style:name="T13" style:family="text">
      <style:text-properties officeooo:rsid="02f83a6e" fo:background-color="#00f8ff" loext:char-shading-value="0"/>
    </style:style>
    <style:style style:name="T14" style:family="text">
      <style:text-properties fo:background-color="#e8a202" loext:char-shading-value="0"/>
    </style:style>
    <style:style style:name="T15" style:family="text">
      <style:text-properties officeooo:rsid="02f83a6e" fo:background-color="#e8a202" loext:char-shading-value="0"/>
    </style:style>
    <style:style style:name="T16" style:family="text">
      <style:text-properties officeooo:rsid="00567479"/>
    </style:style>
    <style:style style:name="T17" style:family="text">
      <style:text-properties officeooo:rsid="0058451d"/>
    </style:style>
    <style:style style:name="T18" style:family="text">
      <style:text-properties officeooo:rsid="005a72aa"/>
    </style:style>
    <style:style style:name="T19" style:family="text">
      <style:text-properties officeooo:rsid="005bd26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4">E<text:span text:style-name="T1">nunciado</text:span></text:p>
          </table:table-cell>
        </table:table-row>
        <table:table-row>
          <table:table-cell table:style-name="Tabla1.A2" office:value-type="string">
            <text:p text:style-name="P6"/>
            <text:p text:style-name="P16">Se desea diseñar la base de datos de<text:span text:style-name="T5">l</text:span> Instituto <text:span text:style-name="T5">de Teis </text:span>para que guarde información sobre <text:span text:style-name="T6">Profesorado</text:span>, <text:span text:style-name="T6">Alumnado</text:span> y <text:span text:style-name="T6">Módulos</text:span>.</text:p>
            <text:p text:style-name="P17">Los datos a tener en cuenta son los siguientes:</text:p>
            <text:list text:style-name="L1">
              <text:list-item>
                <text:p text:style-name="P19">Del <text:span text:style-name="T7">Profesorado</text:span> interesará guardar información sobre <text:span text:style-name="T7">NIF</text:span>, <text:span text:style-name="T7">nombre</text:span>, <text:span text:style-name="T7">dirección</text:span> y <text:span text:style-name="T7">teléfono</text:span>.</text:p>
              </text:list-item>
              <text:list-item>
                <text:p text:style-name="P20"><text:span text:style-name="T3">Del </text:span><text:span text:style-name="T10">Alumnado</text:span><text:span text:style-name="T3"> interesará guardar información sobre </text:span><text:span text:style-name="T10">número de expediente</text:span><text:span text:style-name="T3">, </text:span><text:span text:style-name="T10">nombre</text:span><text:span text:style-name="T3">, </text:span><text:span text:style-name="T10">apellidos</text:span><text:span text:style-name="T3"> y </text:span><text:span text:style-name="T10">fecha de nacimiento</text:span>.</text:p>
              </text:list-item>
              <text:list-item>
                <text:p text:style-name="P20"><text:span text:style-name="T3">De cada </text:span><text:span text:style-name="T12">Módulo</text:span><text:span text:style-name="T3"> interesará guardar información sobre su </text:span><text:span text:style-name="T12">código</text:span><text:span text:style-name="T3">, </text:span><text:span text:style-name="T12">nombre</text:span><text:span text:style-name="T3"> y </text:span><text:span text:style-name="T12">breve descripción</text:span><text:span text:style-name="T11">.</text:span></text:p>
              </text:list-item>
              <text:list-item>
                <text:p text:style-name="P20"><text:span text:style-name="T4">Cada </text:span><text:span text:style-name="T13">Módulo</text:span><text:span text:style-name="T4"> </text:span><text:span text:style-name="T15">sólo puede ser impartido por un</text:span><text:span text:style-name="T4"> único </text:span><text:span text:style-name="T8">Profesor</text:span>.</text:p>
              </text:list-item>
              <text:list-item>
                <text:p text:style-name="P21">A cada <text:span text:style-name="T11">Módulo</text:span> <text:span text:style-name="T14">se puede matricular el alumnado que desee</text:span>.</text:p>
              </text:list-item>
              <text:list-item>
                <text:p text:style-name="P22">El <text:span text:style-name="T9">Alumnado</text:span> elegirá <text:span text:style-name="T14">un único</text:span> <text:span text:style-name="T9">Delegado</text:span>.</text:p>
              </text:list-item>
            </text:list>
            <text:p text:style-name="P15"/>
            <text:p text:style-name="P13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14"/>
      <text:p text:style-name="P14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Modelo Entidad/Relación</text:p>
          </table:table-cell>
        </table:table-row>
        <table:table-row table:style-name="Tabla11.2">
          <table:table-cell table:style-name="Tabla11.A2" office:value-type="string">
            <text:p text:style-name="P3"/>
          </table:table-cell>
        </table:table-row>
      </table:table>
      <text:p text:style-name="P1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1">Entidad</text:p>
          </table:table-cell>
          <table:table-cell table:style-name="Tabla2.A1" office:value-type="string">
            <text:p text:style-name="P11">Clave primaria</text:p>
          </table:table-cell>
          <table:table-cell table:style-name="Tabla2.A1" office:value-type="string">
            <text:p text:style-name="P11">Clave Secundaria</text:p>
          </table:table-cell>
          <table:table-cell table:style-name="Tabla2.A1" office:value-type="string">
            <text:p text:style-name="P12">Clave foránea</text:p>
          </table:table-cell>
          <table:table-cell table:style-name="Tabla2.A1" office:value-type="string">
            <text:p text:style-name="P11">Atributos NO primos</text:p>
          </table:table-cell>
          <table:table-cell table:style-name="Tabla2.F1" office:value-type="string">
            <text:p text:style-name="P11">Atributos multivaluados</text:p>
          </table:table-cell>
        </table:table-row>
        <table:table-row>
          <table:table-cell table:style-name="Tabla2.A2" office:value-type="string">
            <text:p text:style-name="P30">Profesorado</text:p>
          </table:table-cell>
          <table:table-cell table:style-name="Tabla2.B2" office:value-type="string">
            <text:p text:style-name="P31">NIF</text:p>
          </table:table-cell>
          <table:table-cell table:style-name="Tabla2.C2" office:value-type="string">
            <text:p text:style-name="P26"/>
          </table:table-cell>
          <table:table-cell table:style-name="Tabla2.D2" office:value-type="string">
            <text:p text:style-name="P27"/>
          </table:table-cell>
          <table:table-cell table:style-name="Tabla2.E2" office:value-type="string">
            <text:p text:style-name="P23">Nombre, Telefono</text:p>
          </table:table-cell>
          <table:table-cell table:style-name="Tabla2.F2" office:value-type="string">
            <text:p text:style-name="P27"/>
          </table:table-cell>
        </table:table-row>
        <table:table-row>
          <table:table-cell table:style-name="Tabla2.A3" office:value-type="string">
            <text:p text:style-name="P23">Modulo</text:p>
          </table:table-cell>
          <table:table-cell table:style-name="Tabla2.B3" office:value-type="string">
            <text:p text:style-name="P23">Codigo</text:p>
          </table:table-cell>
          <table:table-cell table:style-name="Tabla2.C3" office:value-type="string">
            <text:p text:style-name="P8"/>
          </table:table-cell>
          <table:table-cell table:style-name="Tabla2.D3" office:value-type="string">
            <text:p text:style-name="P9"/>
          </table:table-cell>
          <table:table-cell table:style-name="Tabla2.E3" office:value-type="string">
            <text:p text:style-name="P23">Nombre, descripcion</text:p>
          </table:table-cell>
          <table:table-cell table:style-name="Tabla2.F3" office:value-type="string">
            <text:p text:style-name="P26"/>
          </table:table-cell>
        </table:table-row>
        <table:table-row>
          <table:table-cell table:style-name="Tabla2.A4" office:value-type="string">
            <text:p text:style-name="P23">Alumnado</text:p>
          </table:table-cell>
          <table:table-cell table:style-name="Tabla2.B4" office:value-type="string">
            <text:p text:style-name="P23">Num_Expediente</text:p>
          </table:table-cell>
          <table:table-cell table:style-name="Tabla2.C4" office:value-type="string">
            <text:p text:style-name="P24"/>
          </table:table-cell>
          <table:table-cell table:style-name="Tabla2.D4" office:value-type="string">
            <text:p text:style-name="P25"/>
          </table:table-cell>
          <table:table-cell table:style-name="Tabla2.E4" office:value-type="string">
            <text:p text:style-name="P23">Nombre, apellidos, fechaNacimiento, esDelegado</text:p>
          </table:table-cell>
          <table:table-cell table:style-name="Tabla2.F4" office:value-type="string">
            <text:p text:style-name="P24"/>
          </table:table-cell>
        </table:table-row>
      </table:table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2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2">Nombre</text:p>
          </table:table-cell>
          <table:table-cell table:style-name="Tabla3.I2" office:value-type="string">
            <text:p text:style-name="P2">Participación</text:p>
          </table:table-cell>
        </table:table-row>
        <table:table-row>
          <table:table-cell table:style-name="Tabla3.A3" office:value-type="string">
            <text:p text:style-name="P33">Imparte</text:p>
          </table:table-cell>
          <table:table-cell table:style-name="Tabla3.B3" office:value-type="string">
            <text:p text:style-name="P33">codigo</text:p>
          </table:table-cell>
          <table:table-cell table:style-name="Tabla3.C3" office:value-type="string">
            <text:p text:style-name="P33">codigo -&gt; Módulo(código)<text:line-break/><text:span text:style-name="T17">NIF -&gt; Profesorado(NIF)</text:span></text:p>
          </table:table-cell>
          <table:table-cell table:style-name="Tabla3.D3" office:value-type="string">
            <text:p text:style-name="P33">NIF</text:p>
          </table:table-cell>
          <table:table-cell table:style-name="Tabla3.E3" office:value-type="string">
            <text:p text:style-name="P33">1:N</text:p>
          </table:table-cell>
          <table:table-cell table:style-name="Tabla3.F3" office:value-type="string">
            <text:p text:style-name="P33">Profesorado</text:p>
          </table:table-cell>
          <table:table-cell table:style-name="Tabla3.G3" office:value-type="string">
            <text:p text:style-name="P33">(1,1)</text:p>
          </table:table-cell>
          <table:table-cell table:style-name="Tabla3.H3" office:value-type="string">
            <text:p text:style-name="P33">Modulo</text:p>
          </table:table-cell>
          <table:table-cell table:style-name="Tabla3.I3" office:value-type="string">
            <text:p text:style-name="P33">(1,N)</text:p>
          </table:table-cell>
        </table:table-row>
        <table:table-row>
          <table:table-cell table:style-name="Tabla3.A4" office:value-type="string">
            <text:p text:style-name="P33">Matricula</text:p>
          </table:table-cell>
          <table:table-cell table:style-name="Tabla3.B4" office:value-type="string">
            <text:p text:style-name="P34">idMatricula</text:p>
          </table:table-cell>
          <table:table-cell table:style-name="Tabla3.C4" office:value-type="string">
            <text:p text:style-name="P35">Codigo -&gt; Modulo(codigo)<text:line-break/>Expediente -&gt; Alumnado(expediente)</text:p>
          </table:table-cell>
          <table:table-cell table:style-name="Tabla3.D4" office:value-type="string">
            <text:p text:style-name="P33">Nota, <text:span text:style-name="T18">año, </text:span><text:span text:style-name="T19">expediente, codigo</text:span></text:p>
          </table:table-cell>
          <table:table-cell table:style-name="Tabla3.E4" office:value-type="string">
            <text:p text:style-name="P32">N:M</text:p>
          </table:table-cell>
          <table:table-cell table:style-name="Tabla3.F4" office:value-type="string">
            <text:p text:style-name="P32">Módulo</text:p>
          </table:table-cell>
          <table:table-cell table:style-name="Tabla3.G4" office:value-type="string">
            <text:p text:style-name="P32">(1,N)</text:p>
          </table:table-cell>
          <table:table-cell table:style-name="Tabla3.H4" office:value-type="string">
            <text:p text:style-name="P32">Alumnado</text:p>
          </table:table-cell>
          <table:table-cell table:style-name="Tabla3.I4" office:value-type="string">
            <text:p text:style-name="P32">(1,N)</text:p>
          </table:table-cell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09-29T21:40:27.017000000</dc:date>
    <meta:editing-duration>PT3H41M9S</meta:editing-duration>
    <meta:editing-cycles>63</meta:editing-cycles>
    <meta:generator>LibreOffice/7.6.0.3$Windows_X86_64 LibreOffice_project/69edd8b8ebc41d00b4de3915dc82f8f0fc3b6265</meta:generator>
    <meta:document-statistic meta:table-count="4" meta:image-count="0" meta:object-count="0" meta:page-count="3" meta:paragraph-count="54" meta:word-count="177" meta:character-count="1225" meta:non-whitespace-character-count="1108"/>
  </office:meta>
</office:document-meta>
</file>